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styreneB" svg:font-family="styreneB, 'styreneB Fallback', ui-sans-serif, system-ui, 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Preformatted_20_Text">
      <style:paragraph-properties fo:margin-left="0cm" fo:margin-right="0cm" fo:line-height="150%" fo:text-align="start" style:justify-single-word="false" fo:orphans="1" fo:text-indent="0cm" style:auto-text-indent="false"/>
    </style:style>
    <style:style style:name="P2" style:family="paragraph" style:parent-style-name="Preformatted_20_Text">
      <style:paragraph-properties fo:margin-left="0cm" fo:margin-right="0cm" fo:line-height="150%" fo:text-align="start" style:justify-single-word="false" fo:orphans="1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 fo:orphans="1"/>
    </style:style>
    <style:style style:name="P4" style:family="paragraph" style:parent-style-name="Preformatted_20_Text">
      <style:paragraph-properties fo:orphans="1"/>
    </style:style>
    <style:style style:name="P5" style:family="paragraph" style:parent-style-name="Text_20_body">
      <style:paragraph-properties fo:margin-left="0cm" fo:margin-right="0cm" fo:orphans="1" fo:text-indent="0cm" style:auto-text-indent="false"/>
    </style:style>
    <style:style style:name="P6" style:family="paragraph" style:parent-style-name="Text_20_body">
      <style:paragraph-properties fo:orphans="1"/>
    </style:style>
    <style:style style:name="P7" style:family="paragraph" style:parent-style-name="Preformatted_20_Text">
      <style:paragraph-properties fo:margin-left="0cm" fo:margin-right="0cm" fo:line-height="150%" fo:text-align="start" style:justify-single-word="false" fo:orphans="1"/>
      <style:text-properties fo:color="#000000" loext:opacity="100%" fo:background-color="transparent"/>
    </style:style>
    <style:style style:name="P8" style:family="paragraph" style:parent-style-name="Preformatted_20_Text">
      <style:paragraph-properties fo:orphans="1"/>
      <style:text-properties fo:color="#000000" loext:opacity="100%" fo:background-color="transparent"/>
    </style:style>
    <style:style style:name="P9" style:family="paragraph" style:parent-style-name="Text_20_body">
      <style:text-properties style:font-name="monospace" officeooo:rsid="00159617" officeooo:paragraph-rsid="00159617"/>
    </style:style>
    <style:style style:name="P10" style:family="paragraph" style:parent-style-name="Heading_20_2">
      <style:text-properties officeooo:rsid="001abda2" officeooo:paragraph-rsid="001abda2"/>
    </style:style>
    <style:style style:name="P11" style:family="paragraph" style:parent-style-name="Text_20_body" style:list-style-name="L1">
      <style:paragraph-properties fo:orphans="1"/>
    </style:style>
    <style:style style:name="P12" style:family="paragraph" style:parent-style-name="Text_20_body" style:list-style-name="L2">
      <style:paragraph-properties fo:orphans="1"/>
    </style:style>
    <style:style style:name="P13" style:family="paragraph" style:parent-style-name="Text_20_body" style:list-style-name="L3">
      <style:paragraph-properties fo:margin-top="0cm" fo:margin-bottom="0cm" style:contextual-spacing="false" fo:orphans="1"/>
    </style:style>
    <style:style style:name="P14" style:family="paragraph" style:parent-style-name="Text_20_body" style:list-style-name="L3">
      <style:paragraph-properties fo:orphans="1"/>
    </style:style>
    <style:style style:name="P15" style:family="paragraph" style:parent-style-name="Text_20_body" style:list-style-name="L4">
      <style:paragraph-properties fo:orphans="1"/>
    </style:style>
    <style:style style:name="P16" style:family="paragraph" style:parent-style-name="Text_20_body" style:list-style-name="L5">
      <style:paragraph-properties fo:orphans="1"/>
    </style:style>
    <style:style style:name="P17" style:family="paragraph" style:parent-style-name="Text_20_body" style:list-style-name="L6">
      <style:paragraph-properties fo:margin-top="0cm" fo:margin-bottom="0cm" style:contextual-spacing="false" fo:orphans="1"/>
    </style:style>
    <style:style style:name="P18" style:family="paragraph" style:parent-style-name="Text_20_body" style:list-style-name="L6">
      <style:paragraph-properties fo:orphans="1"/>
    </style:style>
    <style:style style:name="P19" style:family="paragraph" style:parent-style-name="Text_20_body" style:list-style-name="L7">
      <style:paragraph-properties fo:margin-top="0cm" fo:margin-bottom="0cm" style:contextual-spacing="false" fo:orphans="1"/>
    </style:style>
    <style:style style:name="P20" style:family="paragraph" style:parent-style-name="Text_20_body" style:list-style-name="L7">
      <style:paragraph-properties fo:orphans="1"/>
    </style:style>
    <style:style style:name="P21" style:family="paragraph" style:parent-style-name="Text_20_body" style:list-style-name="L8"/>
    <style:style style:name="P22" style:family="paragraph" style:parent-style-name="Text_20_body" style:list-style-name="L8">
      <style:text-properties style:font-name="monospace"/>
    </style:style>
    <style:style style:name="P23" style:family="paragraph" style:parent-style-name="Text_20_body" style:list-style-name="L8">
      <style:text-properties style:font-name="monospace" officeooo:rsid="001a3785" officeooo:paragraph-rsid="001a3785"/>
    </style:style>
    <style:style style:name="P24" style:family="paragraph" style:parent-style-name="Text_20_body">
      <style:text-properties officeooo:rsid="001abda2" officeooo:paragraph-rsid="001abda2"/>
    </style:style>
    <style:style style:name="T1" style:family="text">
      <style:text-properties fo:color="#000000" loext:opacity="100%" fo:background-color="transparent" loext:char-shading-value="0"/>
    </style:style>
    <style:style style:name="T2" style:family="text">
      <style:text-properties fo:color="#000000" loext:opacity="100%" fo:background-color="transparent" loext:char-shading-value="0" loext:padding="0cm" loext:border="none"/>
    </style:style>
    <style:style style:name="T3" style:family="text">
      <style:text-properties fo:color="#000000" loext:opacity="100%" style:font-name="Fira Code" fo:background-color="transparent" loext:char-shading-value="0" loext:padding="0cm" loext:border="none"/>
    </style:style>
    <style:style style:name="T4" style:family="text">
      <style:text-properties fo:color="#000000" loext:opacity="100%" fo:background-color="#ffffff" loext:char-shading-value="0"/>
    </style:style>
    <style:style style:name="T5" style:family="text">
      <style:text-properties officeooo:rsid="00175395"/>
    </style:style>
    <style:style style:name="T6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officeooo:rsid="00187127" style:text-blinking="false" fo:background-color="#ffffff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0187127" style:text-blinking="false" fo:background-color="#ffffff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01a3785" style:text-blinking="false" fo:background-color="#ffffff" loext:char-shading-value="0"/>
    </style:style>
    <style:style style:name="T11" style:family="text">
      <style:text-properties officeooo:rsid="001abda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Gs Workflow und GIThub</text:h>
      <text:p text:style-name="P5">Ihre Überlegungen sind sehr gut. Lassen Sie uns eine optimale .gitignore-Datei und eine Strategie für die verschiedenen Ordner erstellen:</text:p>
      <text:list text:style-name="L1">
        <text:list-item>
          <text:p text:style-name="P11">.gitignore Datei: </text:p>
        </text:list-item>
      </text:list>
      <text:p text:style-name="P6">Erstellen Sie eine .gitignore Datei im Root-Verzeichnis Ihres Projekts mit folgendem Inhalt:</text:p>
      <text:p text:style-name="P4">Copy<text:span text:style-name="T1"/></text:p>
      <text:p text:style-name="P1"><text:span text:style-name="Source_20_Text"><text:span text:style-name="T3"># Ignore large data folders</text:span></text:span></text:p>
      <text:p text:style-name="P2"><text:span text:style-name="Source_20_Text"><text:span text:style-name="T3">/Documents/</text:span></text:span></text:p>
      <text:p text:style-name="P7"/>
      <text:p text:style-name="P2"><text:span text:style-name="Source_20_Text"><text:span text:style-name="T3"># Ignore output and model folders</text:span></text:span></text:p>
      <text:p text:style-name="P2"><text:span text:style-name="Source_20_Text"><text:span text:style-name="T3">/output/</text:span></text:span></text:p>
      <text:p text:style-name="P2"><text:span text:style-name="Source_20_Text"><text:span text:style-name="T3">/models/</text:span></text:span></text:p>
      <text:p text:style-name="P7"/>
      <text:p text:style-name="P2"><text:span text:style-name="Source_20_Text"><text:span text:style-name="T3"># Ignore Python cache files</text:span></text:span></text:p>
      <text:p text:style-name="P2"><text:span text:style-name="Source_20_Text"><text:span text:style-name="T3">__pycache__/</text:span></text:span></text:p>
      <text:p text:style-name="P2"><text:span text:style-name="Source_20_Text"><text:span text:style-name="T3">*.py[cod]</text:span></text:span></text:p>
      <text:p text:style-name="P7"/>
      <text:p text:style-name="P2"><text:span text:style-name="Source_20_Text"><text:span text:style-name="T3"># Ignore Jupyter Notebook checkpoints</text:span></text:span></text:p>
      <text:p text:style-name="P2"><text:span text:style-name="Source_20_Text"><text:span text:style-name="T3">.ipynb_checkpoints/</text:span></text:span></text:p>
      <text:p text:style-name="P7"/>
      <text:p text:style-name="P2"><text:span text:style-name="Source_20_Text"><text:span text:style-name="T3"># Ignore environment-specific files</text:span></text:span></text:p>
      <text:p text:style-name="P2"><text:span text:style-name="Source_20_Text"><text:span text:style-name="T3">.env</text:span></text:span></text:p>
      <text:p text:style-name="P2"><text:span text:style-name="Source_20_Text"><text:span text:style-name="T3">venv/</text:span></text:span></text:p>
      <text:p text:style-name="P2"><text:span text:style-name="Source_20_Text"><text:span text:style-name="T3">*.log</text:span></text:span></text:p>
      <text:p text:style-name="P7"/>
      <text:p text:style-name="P2"><text:span text:style-name="Source_20_Text"><text:span text:style-name="T3"># Ignore OS-specific files</text:span></text:span></text:p>
      <text:p text:style-name="P2"><text:span text:style-name="Source_20_Text"><text:span text:style-name="T3">.DS_Store</text:span></text:span></text:p>
      <text:p text:style-name="P3"><text:span text:style-name="Source_20_Text"><text:span text:style-name="T3">Thumbs.db</text:span></text:span></text:p>
      <text:list text:style-name="L2">
        <text:list-item>
          <text:p text:style-name="P12">Ordner-Strategie: </text:p>
        </text:list-item>
      </text:list>
      <text:list text:style-name="L3">
        <text:list-item>
          <text:p text:style-name="P13">Documents: </text:p>
          <text:list>
            <text:list-item>
              <text:p text:style-name="P13">Nicht in Git versionieren (zu groß) </text:p>
            </text:list-item>
            <text:list-item>
              <text:p text:style-name="P13">Manuell zu Google Drive hochladen </text:p>
            </text:list-item>
            <text:list-item>
              <text:p text:style-name="P13">In .gitignore aufnehmen </text:p>
            </text:list-item>
          </text:list>
        </text:list-item>
        <text:list-item>
          <text:p text:style-name="P13">CheckThis: </text:p>
          <text:list>
            <text:list-item>
              <text:p text:style-name="P13">In Git versionieren </text:p>
            </text:list-item>
            <text:list-item>
              <text:p text:style-name="P13">Wird automatisch mit GitHub synchronisiert </text:p>
            </text:list-item>
            <text:list-item>
              <text:p text:style-name="P13"><text:soft-page-break/>Nicht in .gitignore aufnehmen </text:p>
            </text:list-item>
          </text:list>
        </text:list-item>
        <text:list-item>
          <text:p text:style-name="P13">output: </text:p>
          <text:list>
            <text:list-item>
              <text:p text:style-name="P13">Nicht in Git versionieren (ändert sich häufig und ist reproduzierbar) </text:p>
            </text:list-item>
            <text:list-item>
              <text:p text:style-name="P13">In .gitignore aufnehmen </text:p>
            </text:list-item>
            <text:list-item>
              <text:p text:style-name="P13">Lokal und in Google Drive beibehalten </text:p>
            </text:list-item>
          </text:list>
        </text:list-item>
        <text:list-item>
          <text:p text:style-name="P13">models: </text:p>
          <text:list>
            <text:list-item>
              <text:p text:style-name="P13">Nicht in Git versionieren (oft zu groß) </text:p>
            </text:list-item>
            <text:list-item>
              <text:p text:style-name="P13">In .gitignore aufnehmen </text:p>
            </text:list-item>
            <text:list-item>
              <text:p text:style-name="P14">Manuell zu Google Drive hochladen, wenn nötig </text:p>
            </text:list-item>
          </text:list>
        </text:list-item>
      </text:list>
      <text:list text:style-name="L4">
        <text:list-item>
          <text:p text:style-name="P15">Projektstruktur: </text:p>
        </text:list-item>
      </text:list>
      <text:p text:style-name="P8">Copy</text:p>
      <text:p text:style-name="P1"><text:span text:style-name="Source_20_Text"><text:span text:style-name="T3">QualsKAT/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.gitignore</text:span></text:span></text:p>
      <text:p text:style-name="P2"><text:span text:style-name="Source_20_Text"><text:span text:style-name="T2">├── </text:span></text:span><text:span text:style-name="Source_20_Text"><text:span text:style-name="T3">classifier.py</text:span></text:span></text:p>
      <text:p text:style-name="P2"><text:span text:style-name="Source_20_Text"><text:span text:style-name="T2">├── </text:span></text:span><text:span text:style-name="Source_20_Text"><text:span text:style-name="T3">README.md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Documents/ <text:s/>(nicht in Git, manuell zu Drive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CheckThis/ <text:s/>(in Git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output/ <text:s/>(nicht in Git, lokal und in Drive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└── </text:span></text:span><text:span text:style-name="Source_20_Text"><text:span text:style-name="T3">models/ <text:s/>(nicht in Git, manuell zu Drive wenn nötig)</text:span></text:span></text:p>
      <text:p text:style-name="P3"><text:span text:style-name="Source_20_Text"><text:span text:style-name="T2"><text:s text:c="4"/>└── </text:span></text:span><text:span text:style-name="Source_20_Text"><text:span text:style-name="T3">...</text:span></text:span></text:p>
      <text:list text:style-name="L5">
        <text:list-item>
          <text:p text:style-name="P16">Workflow: </text:p>
        </text:list-item>
      </text:list>
      <text:list text:style-name="L6">
        <text:list-item>
          <text:p text:style-name="P17">Lokale Entwicklung: </text:p>
          <text:list>
            <text:list-item>
              <text:p text:style-name="P17">Arbeiten Sie an <text:span text:style-name="Source_20_Text">classifier.py</text:span> und anderen Skripten </text:p>
            </text:list-item>
            <text:list-item>
              <text:p text:style-name="P17">Testen Sie mit lokalen Daten </text:p>
            </text:list-item>
            <text:list-item>
              <text:p text:style-name="P17">Committen und pushen Sie Änderungen zu GitHub </text:p>
            </text:list-item>
          </text:list>
        </text:list-item>
        <text:list-item>
          <text:p text:style-name="P17">GitHub: </text:p>
          <text:list>
            <text:list-item>
              <text:p text:style-name="P17">Enthält <text:span text:style-name="Source_20_Text">classifier.py</text:span>, <text:span text:style-name="Source_20_Text">README.md</text:span>, <text:span text:style-name="Source_20_Text">.gitignore</text:span>, und den <text:span text:style-name="Source_20_Text">CheckThis</text:span> Ordner </text:p>
            </text:list-item>
            <text:list-item>
              <text:p text:style-name="P17">Dient als zentrale Versionskontrolle </text:p>
            </text:list-item>
          </text:list>
        </text:list-item>
        <text:list-item>
          <text:p text:style-name="P17">Google Drive: </text:p>
          <text:list>
            <text:list-item>
              <text:p text:style-name="P17">Enthält das gesamte Projekt, einschließlich großer Datensätze </text:p>
            </text:list-item>
            <text:list-item>
              <text:p text:style-name="P17"><text:span text:style-name="Source_20_Text">Documents</text:span>, <text:span text:style-name="Source_20_Text">output</text:span>, und <text:span text:style-name="Source_20_Text">models</text:span> Ordner werden manuell synchronisiert </text:p>
            </text:list-item>
            <text:list-item>
              <text:p text:style-name="P17"><text:soft-page-break/>Der Rest wird über Git synchronisiert </text:p>
            </text:list-item>
          </text:list>
        </text:list-item>
        <text:list-item>
          <text:p text:style-name="P17">Colab: </text:p>
          <text:list>
            <text:list-item>
              <text:p text:style-name="P17">Greift auf Dateien in Google Drive zu </text:p>
            </text:list-item>
            <text:list-item>
              <text:p text:style-name="P18">Führt bei jedem Start ein <text:span text:style-name="Source_20_Text">git pull</text:span> aus, um <text:span text:style-name="Source_20_Text">classifier.py</text:span> und <text:span text:style-name="Source_20_Text">CheckThis</text:span> zu aktualisieren </text:p>
            </text:list-item>
          </text:list>
        </text:list-item>
      </text:list>
      <text:p text:style-name="P6">Mit dieser Struktur und Strategie:</text:p>
      <text:list text:style-name="L7">
        <text:list-item>
          <text:p text:style-name="P19">Halten Sie Ihr GitHub-Repository schlank und effizient </text:p>
        </text:list-item>
        <text:list-item>
          <text:p text:style-name="P19">Behalten Sie die Kontrolle über große Dateien und Ausgaben </text:p>
        </text:list-item>
        <text:list-item>
          <text:p text:style-name="P19">Ermöglichen Sie eine einfache Zusammenarbeit und Versionskontrolle für den Kerncode </text:p>
        </text:list-item>
        <text:list-item>
          <text:p text:style-name="P20">Stellen Sie sicher, dass Colab immer mit den neuesten Versionen arbeitet</text:p>
        </text:list-item>
      </text:list>
      <text:h text:style-name="P10" text:outline-level="2">Hilfreiche Kommandos</text:h>
      <text:h text:style-name="Heading_20_4" text:outline-level="4">Alle *.doc eines Folders recursiv zu *.txt konvertieren:</text:h>
      <text:p text:style-name="P9"><text:span text:style-name="T4">find . -iname '*.docx' -exec sh -c 'echo "Konvertiere </text:span><text:line-break/>$1"; libreoffice --headless --convert-to txt:Text --outdir "$(dirname "$1")" "$1" &amp;&amp; echo "Fertig: $1"' sh {} \;<text:line-break/><text:line-break/><text:span text:style-name="T5">Das geht auch mit anderen Formaten, die LO-Writer unterstützt.</text:span></text:p>
      <text:h text:style-name="Heading_20_4" text:outline-level="4">files.py finde<text:span text:style-name="T11">n</text:span>, die <text:span text:style-name="T11">suchbegriff enthalten</text:span></text:h>
      <text:p text:style-name="Text_20_body">grep -n -r "analyze_new_article" .</text:p>
      <text:p text:style-name="P24">Oder für ein paar Zeilen:</text:p>
      <text:p text:style-name="Text_20_body">grep -n -r "def analyze_new_article" . | xargs -I {} sh -c 'echo {}; sed -n "$(echo {} | cut -d: -f2),+5p" "$(echo {} | cut -d: -f1)"'</text:p>
      <text:p text:style-name="Text_20_body"/>
      <text:h text:style-name="Heading_20_2" text:outline-level="2">ToDos</text:h>
      <text:list text:style-name="L8">
        <text:list-item>
          <text:p text:style-name="P21"><text:a xlink:type="simple" xlink:href="https://github.com/AndreasGrosz/QualsKAT/blob/main/CheckThisResults.csv" text:style-name="Internet_20_link" text:visited-style-name="Visited_20_Internet_20_Link">CheckThisResults.csv</text:a><text:span text:style-name="T6"> </text:span><text:span text:style-name="T7">sollte nicht überschrieben werden, sondern angehängt, mit Datum</text:span></text:p>
        </text:list-item>
        <text:list-item>
          <text:p text:style-name="P22"><text:span text:style-name="T9">python main.py –</text:span><text:span text:style-name="T10">help – für hilfetext der parameter</text:span></text:p>
        </text:list-item>
        <text:list-item>
          <text:p text:style-name="P23"><text:span text:style-name="T8">kommentieren jeder funktion</text:span></text:p>
        </text:list-item>
        <text:list-item>
          <text:p text:style-name="P23"><text:span text:style-name="T8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styreneB" svg:font-family="styreneB, 'styreneB Fallback', ui-sans-serif, system-ui, 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5:50:05.595475662</meta:creation-date>
    <dc:date>2024-07-31T13:33:08.908379139</dc:date>
    <meta:editing-duration>PT55M22S</meta:editing-duration>
    <meta:editing-cycles>8</meta:editing-cycles>
    <meta:generator>LibreOffice/24.2.4.2$Linux_X86_64 LibreOffice_project/420$Build-2</meta:generator>
    <meta:document-statistic meta:table-count="0" meta:image-count="0" meta:object-count="0" meta:page-count="3" meta:paragraph-count="90" meta:word-count="475" meta:character-count="2985" meta:non-whitespace-character-count="2590"/>
  </office:meta>
</office:document-meta>
</file>